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Table9" style:family="table">
      <style:table-properties style:width="5.9444in" fo:margin-left="0.4903in" fo:margin-right="0.4903in" table:align="margins"/>
    </style:style>
    <style:style style:name="Table9.A" style:family="table-column">
      <style:table-column-properties style:column-width="5.9444in" style:rel-column-width="65535*"/>
    </style:style>
    <style:style style:name="Table9.A1" style:family="table-cell">
      <style:table-cell-properties fo:background-color="#ffff99" fo:padding="0.0382in" fo:border="0.0007in solid #000000">
        <style:background-image/>
      </style:table-cell-properties>
    </style:style>
    <style:style style:name="Table10" style:family="table">
      <style:table-properties style:width="5.9444in" fo:margin-left="0.4903in" fo:margin-right="0.4903in" table:align="margins"/>
    </style:style>
    <style:style style:name="Table10.A" style:family="table-column">
      <style:table-column-properties style:column-width="5.9444in" style:rel-column-width="65535*"/>
    </style:style>
    <style:style style:name="Table10.A1" style:family="table-cell">
      <style:table-cell-properties fo:background-color="#ffff99" fo:padding="0.0382in" fo:border="0.0007in solid #000000">
        <style:background-image/>
      </style:table-cell-properties>
    </style:style>
    <style:style style:name="Table11" style:family="table">
      <style:table-properties style:width="5.9444in" fo:margin-left="0.4903in" fo:margin-right="0.4903in" table:align="margins"/>
    </style:style>
    <style:style style:name="Table11.A" style:family="table-column">
      <style:table-column-properties style:column-width="5.9444in" style:rel-column-width="65535*"/>
    </style:style>
    <style:style style:name="Table11.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P8" style:family="paragraph" style:parent-style-name="Standard">
      <style:paragraph-properties fo:margin-left="0.2598in" fo:margin-right="0.0008in" fo:text-indent="0in" style:auto-text-indent="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weight="normal" style:font-weight-asian="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separate publisher and subscriber programs. <text:s/>This document assumes you are familiar with the conceptual view of OpenDDS as described at <text:a xlink:type="simple" xlink:href="http://www.opendds.org/dds_overview.html">http://www.opendds.org/dds_overview.html</text:a></text:p>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
      <table:table table:name="Table3" table:style-name="Table3">
        <table:table-column table:style-name="Table3.A"/>
        <text:soft-page-break/>
        <table:table-row>
          <table:table-cell table:style-name="Table3.A1" office:value-type="string">
            <text:p text:style-name="P1">Note:</text:p>
            <text:p text:style-name="P3">DDS depends upon the libraries ACE and TAO. <text:s/>If you do not have versions of ACE and TAO downloaded, you <text:span text:style-name="T4">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 and extract it.</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text:p>
      <text:p text:style-name="Standard"/>
      <text:p text:style-name="P2"><text:span text:style-name="Source_20_Text">make</text:span></text:p>
      <text:p text:style-name="P2"><text:span text:style-name="Source_20_Text"/></text:p>
      <text:p text:style-name="Standard">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text:soft-page-break/>Messenger Example Overview</text:h>
      <text:p text:style-name="Standard">DDS includes a simple example distributed program, called Messenger. <text:s/>Messenger includes a publisher program, a subscriber program, and the IDL describing messages sent between the two. <text:s/>The publisher and subscriber programs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er of messages (by default 10), and waits for the subscriber to acknowledge them. <text:s/>Once the messages have been acknowledged, the publisher program exits.</text:p>
      <text:h text:style-name="Heading_20_2" text:outline-level="2">Messenger Subscriber</text:h>
      <text:p text:style-name="Standard">The subscriber program subscribes to messages from the “Movie Discussion List” topic. <text:s/>For every message it receives, the subscriber program outputs the contents of the message to the standard output stream. <text:s/>Once the subscriber program has detected that there is no longer a data writer for the “Movie Discussion List” topic, the subscriber outputs the total number of samples received and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but is not involved in the normal data flow.</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4">from within the Messenger directory, </text:span><text:s/>the command:</text:p>
      <text:p text:style-name="Standard"><text:soft-page-break/></text:p>
      <text:p text:style-name="P2"><text:span text:style-name="Source_20_Text">$ACE_ROOT/bin/DCPSInfoRepo</text:span></text:p>
      <text:p text:style-name="Standard"/>
      <text:p text:style-name="Standard">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ion via the topic “Movie Discussion List”,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text:soft-page-break/>known port and host.</text:p>
      <text:p text:style-name="Standard"/>
      <text:h text:style-name="Heading_20_3" text:outline-level="3">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programs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window.</text:p>
      <text:h text:style-name="Heading_20_2" text:outline-level="2">Common Command Line Options</text:h>
      <text:p text:style-name="Standard">The publisher and subscriber programs support a standard list of DCPS application options (all of which begin with -DCP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4">Publisher</text:span> object produces messages for distribution. <text:s/>These messages are received by <text:span text:style-name="T4">Subscriber</text:span> objects and made available to reading applications.</text:p>
      <text:p text:style-name="Standard"/>
      <text:p text:style-name="Standard">Applications do not write with publishers directly, for they are not type-specific. <text:s/>Instead, applications create <text:span text:style-name="T4">DataWriter</text:span> objects, which are used for writing a specific type of data on a specific <text:span text:style-name="T4">Topic</text:span>, or channel of communication for a specific publisher. <text:s/>Likewise, <text:span text:style-name="T4">DataReader</text:span> objects are used to read type-specific data on a topic for a specific subscriber.</text:p>
      <text:p text:style-name="Standard"/>
      <text:p text:style-name="Standard">Both publishers and subscribers participate within the context of a <text:span text:style-name="T4">Domain</text:span>, or logical division of the data space. <text:s/>The connection between a publisher object or subscriber object and its domain is through a containing object, called a <text:span text:style-name="T4">DomainParticipant</text:span>. <text:s/>The set of all these DCPS above objects (publisher, subscriber, data writer, data reader, topic and domain participant) are known as <text:span text:style-name="T4">Entities</text:span>. <text:s/>DCPS entities can notify its application of events by making callbacks into a <text:span text:style-name="T4">Listener</text:span>.</text:p>
      <text:p text:style-name="Standard"/>
      <table:table table:name="Table8" table:style-name="Table8">
        <table:table-column table:style-name="Table8.A"/>
        <table:table-row>
          <table:table-cell table:style-name="Table8.A1" office:value-type="string">
            <text:p text:style-name="P1">Note:</text:p>
            <text:p text:style-name="P3">To see the DDS specification, visit <text:a xlink:type="simple" xlink:href="http://www.omg.org/spec/DDS/">http://www.omg.org/spec/DDS</text:a></text:p>
          </table:table-cell>
        </table:table-row>
      </table:table>
      <text:p text:style-name="Standard"/>
      <text:h text:style-name="Heading_20_1" text:outline-level="1"><text:soft-page-break/>An Examination of Messenger Code</text:h>
      <text:p text:style-name="Standard">The Messenger code consists of several files. <text:s/>The file Publisher.cpp contains the main() method of the publisher program. <text:s/>Likewise, the file Subscriber.cpp contains the main() method for the subscriber program. <text:s/>For the sake of simplicity, most of the creation and cleanup of DCPS entities has been moved into a separate file, called Boilerplate.cpp. <text:s/>This was done to separate creation/cleanup code from usage code.</text:p>
      <text:p text:style-name="Standard"/>
      <text:p text:style-name="Standard">The Subscriber makes use of a listener object to handle incoming messages. <text:s/>The listener object, found in DataReaderListenerImpl.cpp, logs the message contents, and tracks the number of messages received.</text:p>
      <text:h text:style-name="Heading_20_2" text:outline-level="2">Publisher.cpp Source Code</text:h>
      <text:p text:style-name="Standard">The publisher code is found in Publisher.cpp. <text:s/>The publisher program also makes use of Boilerplate.cpp. <text:s/>The <text:span text:style-name="T1">main</text:span>() method, in Publisher.cpp begins by opening a try/catch block:</text:p>
      <text:p text:style-name="Standard"/>
      <text:p text:style-name="Standard"><text:span text:style-name="Source_20_Text"><text:span text:style-name="T5"><text:s/>20 int </text:span></text:span></text:p>
      <text:p text:style-name="Standard"><text:span text:style-name="Source_20_Text"><text:span text:style-name="T5"><text:s/>21 ACE_TMAIN(int argc, ACE_TCHAR *argv[]) </text:span></text:span></text:p>
      <text:p text:style-name="Standard"><text:span text:style-name="Source_20_Text"><text:span text:style-name="T5"><text:s/>22 { </text:span></text:span></text:p>
      <text:p text:style-name="Standard"><text:span text:style-name="Source_20_Text"><text:span text:style-name="T5"><text:s/>23 <text:s text:c="2"/>try { </text:span></text:span></text:p>
      <text:p text:style-name="Standard"><text:span text:style-name="Source_20_Text"><text:span text:style-name="T5"><text:s/>24 <text:s text:c="4"/>// Initialize DomainParticipantFactory, handling command line args </text:span></text:span></text:p>
      <text:p text:style-name="Standard"><text:span text:style-name="Source_20_Text"><text:span text:style-name="T5"><text:s/>25 <text:s text:c="4"/>DDS::DomainParticipantFactory_var dpf = </text:span></text:span></text:p>
      <text:p text:style-name="Standard"><text:span text:style-name="Source_20_Text"><text:span text:style-name="T5"><text:s/>26 <text:s text:c="6"/>TheParticipantFactoryWithArgs(argc, argv); </text:span></text:span></text:p>
      <text:p text:style-name="Standard"/>
      <text:p text:style-name="Standard">The try/catch block is required since OpenDDS entities can throw a CORBA::Exception when created. <text:s/>In addition, the setup code in Boilerplate.cpp, itself can throw a std::string or std::runtime_error as an exception upon failure condition.</text:p>
      <text:p text:style-name="Standard"/>
      <text:p text:style-name="Standard">OpenDDS <text:span text:style-name="T4">Entities</text:span> are all created through a factory pattern. <text:s/>The topmost object, the <text:span text:style-name="T4">DomainParticipant</text:span>, is created through a <text:span text:style-name="T4">DomainParticipantFactory</text:span> object. <text:s/>Other <text:span text:style-name="T4">Entities</text:span> also serve as factories for the objects they contain. <text:s/>Publisher creates a <text:span text:style-name="T4">DomainParticipantFactory</text:span> on lines 25-26.</text:p>
      <text:p text:style-name="Standard"/>
      <text:p text:style-name="Standard">Note that the <text:span text:style-name="T4">DomainParticipantFactory</text:span> also processes and consumes any command line arguments that begin with -DCPS. <text:s/>For the remainder of <text:span text:style-name="T1">main</text:span>() it appears as if those arguments were not passed in to the program.</text:p>
      <text:p text:style-name="Standard"/>
      <text:p text:style-name="Standard">Next the publisher program uses the <text:span text:style-name="T4">DomainParticipantFactory</text:span> to create a <text:span text:style-name="T4">DomainParticipant</text:span>:</text:p>
      <text:p text:style-name="Standard"/>
      <text:p text:style-name="Standard"><text:span text:style-name="Source_20_Text"><text:s/>28 <text:s text:c="4"/>// Create domain participant </text:span></text:p>
      <text:p text:style-name="Standard"><text:span text:style-name="Source_20_Text"><text:s/>29 <text:s text:c="4"/>DDS::DomainParticipant_var participant = createParticipant(dpf); </text:span></text:p>
      <text:p text:style-name="Standard"><text:span text:style-name="Source_20_Text"/></text:p>
      <text:p text:style-name="Standard">For now, we will ignore the implementation of the various <text:span text:style-name="T1">createXXX</text:span>() methods until the discussion of Boilerplate.cpp. <text:s/>In general, the boilerplate code calls the appropriate <text:span text:style-name="T1">create</text:span> method, checks the return value, and raises an exception upon failure. <text:s/>The <text:span text:style-name="T4">DomainParticipant </text:span>itself is stored in a smart pointer, called a DomainParticipant_var. <text:s/>These _var smart pointers are defined for all DDS <text:span text:style-name="T4">Entities</text:span>.</text:p>
      <text:p text:style-name="Standard"/>
      <text:p text:style-name="Standard">The publisher program next uses the <text:span text:style-name="T4">DomainParticipant</text:span> as a factory to create both <text:span text:style-name="T4">Topic</text:span> and <text:span text:style-name="T4">Publisher</text:span> objects:</text:p>
      <text:p text:style-name="Standard"><text:soft-page-break/></text:p>
      <text:p text:style-name="Standard"><text:span text:style-name="Source_20_Text"><text:s/>31 <text:s text:c="4"/>// Register type support and create topic </text:span></text:p>
      <text:p text:style-name="Standard"><text:span text:style-name="Source_20_Text"><text:s/>32 <text:s text:c="4"/>DDS::Topic_var topic = createTopic(participant); </text:span></text:p>
      <text:p text:style-name="Standard"><text:span text:style-name="Source_20_Text"><text:s/>33 </text:span></text:p>
      <text:p text:style-name="Standard"><text:span text:style-name="Source_20_Text"><text:s/>34 <text:s text:c="4"/>// Create publisher </text:span></text:p>
      <text:p text:style-name="Standard"><text:span text:style-name="Source_20_Text"><text:s/>35 <text:s text:c="4"/>DDS::Publisher_var publisher = createPublisher(participant); </text:span></text:p>
      <text:p text:style-name="Standard"/>
      <text:p text:style-name="Standard">The publisher program uses the <text:span text:style-name="T4">Publisher</text:span> object as a factory to create the <text:span text:style-name="T4">DataWriter</text:span> object. <text:s/>The <text:span text:style-name="T4">DataWriter</text:span> object is created to writer to a specific <text:span text:style-name="T4">Topic</text:span>, so it must be provided as well.</text:p>
      <text:p text:style-name="Standard"/>
      <text:p text:style-name="Standard"><text:span text:style-name="Source_20_Text"><text:s/>37 <text:s text:c="4"/>// Create data writer for the topic </text:span></text:p>
      <text:p text:style-name="Standard"><text:span text:style-name="Source_20_Text"><text:s/>38 <text:s text:c="4"/>DDS::DataWriter_var writer = createDataWriter(publisher, topic); </text:span></text:p>
      <text:p text:style-name="Standard"><text:span text:style-name="Source_20_Text"/></text:p>
      <text:p text:style-name="Standard">As a last setup step, the <text:span text:style-name="T4">DataWriter</text:span> needs to be safely downcast to a type-specific <text:span text:style-name="T4">DataWriter</text:span>. <text:s/>The publisher program will be writing messages of type <text:span text:style-name="T4">Message</text:span>, it needs to narrow the <text:span text:style-name="T4">DataWriter</text:span> to a <text:span text:style-name="T4">MessageDataWriter</text:span>:</text:p>
      <text:p text:style-name="Standard"/>
      <text:p text:style-name="Standard"><text:span text:style-name="Source_20_Text"><text:s/>40 <text:s text:c="4"/>// Safely downcast data writer to type-specific data writer </text:span></text:p>
      <text:p text:style-name="Standard"><text:span text:style-name="Source_20_Text"><text:s/>41 <text:s text:c="4"/>Messenger::MessageDataWriter_var msg_writer = narrow(writer); </text:span></text:p>
      <text:p text:style-name="Standard"><text:span text:style-name="Source_20_Text"/></text:p>
      <text:p text:style-name="Standard">At this point, setup is complete, but the publisher program is not certain any subscribing programs are ready to receive its data. <text:s/>Were the publisher program to be truly agnostic to any subscribers, it could just publish its messages. <text:s/>In our example, it will block until there a subscriber program is ready to receive the samples.</text:p>
      <text:p text:style-name="Standard"/>
      <text:p text:style-name="Standard"><text:span text:style-name="Source_20_Text"><text:s/>43 <text:s text:c="4"/>{ </text:span></text:p>
      <text:p text:style-name="Standard"><text:span text:style-name="Source_20_Text"><text:s/>44 <text:s text:c="6"/>// Block until Subscriber is available </text:span></text:p>
      <text:p text:style-name="Standard"><text:span text:style-name="Source_20_Text"><text:s/>45 <text:s text:c="6"/>OpenDDS::Model::WriterSync ws(writer); </text:span></text:p>
      <text:p text:style-name="Standard"/>
      <text:p text:style-name="Standard">The <text:span text:style-name="T4">WriterSync</text:span> object blocks in its constructor until the given <text:span text:style-name="T4">DataWriter</text:span> has associated with a <text:span text:style-name="T4">DataReader</text:span>. <text:s/>The publisher program establishes a new scope on line 43 in order to control the timing of the destruction of the <text:span text:style-name="T4">WriterSync</text:span>.</text:p>
      <text:p text:style-name="Standard"/>
      <text:p text:style-name="Standard">With the <text:span text:style-name="T4">DataReader</text:span>/<text:span text:style-name="T4">DataWriter</text:span> association established, the next step is to publish messages, referred to as <text:span text:style-name="T4">samples</text:span>.</text:p>
      <text:p text:style-name="Standard"/>
      <text:p text:style-name="Standard"><text:span text:style-name="Source_20_Text"><text:s/>47 <text:s text:c="6"/>// Initialize samples </text:span></text:p>
      <text:p text:style-name="Standard"><text:span text:style-name="Source_20_Text"><text:s/>48 <text:s text:c="6"/>Messenger::Message message; </text:span></text:p>
      <text:p text:style-name="Standard"><text:span text:style-name="Source_20_Text"><text:s/>49 <text:s text:c="6"/>message.subject_id = 99; </text:span></text:p>
      <text:p text:style-name="Standard"><text:span text:style-name="Source_20_Text"><text:s/>50 <text:s text:c="6"/>message.from <text:s text:c="6"/>= "Comic Book Guy"; </text:span></text:p>
      <text:p text:style-name="Standard"><text:span text:style-name="Source_20_Text"><text:s/>51 <text:s text:c="6"/>message.subject <text:s text:c="3"/>= "Review"; </text:span></text:p>
      <text:p text:style-name="Standard"><text:span text:style-name="Source_20_Text"><text:s/>52 <text:s text:c="6"/>message.text <text:s text:c="6"/>= "Worst. Movie. Ever."; </text:span></text:p>
      <text:p text:style-name="Standard"><text:span text:style-name="Source_20_Text"><text:s/>53 <text:s text:c="6"/>message.count <text:s text:c="5"/>= 0; </text:span></text:p>
      <text:p text:style-name="Standard"><text:span text:style-name="Source_20_Text"/></text:p>
      <text:p text:style-name="Standard">As you can see, we instantiate a <text:span text:style-name="T4">Message</text:span> on line 48 and set its fields in lines 49-53.</text:p>
      <text:p text:style-name="Standard"/>
      <text:p text:style-name="Standard">Next the publisher program checks for a command-line argument overriding the number of messages to send, rather than the default of 10.</text:p>
      <text:p text:style-name="Standard"/>
      <text:p text:style-name="Standard"><text:span text:style-name="Source_20_Text"><text:s/>55 <text:s text:c="6"/>// Override message count </text:span></text:p>
      <text:p text:style-name="Standard"><text:soft-page-break/><text:span text:style-name="Source_20_Text"><text:s/>56 <text:s text:c="6"/>int msg_count = 10; </text:span></text:p>
      <text:p text:style-name="Standard"><text:span text:style-name="Source_20_Text"><text:s/>57 <text:s text:c="6"/>if (argc &gt; 1) { </text:span></text:p>
      <text:p text:style-name="Standard"><text:span text:style-name="Source_20_Text"><text:s/>58 <text:s text:c="8"/>msg_count = ACE_OS::atoi(argv[1]); </text:span></text:p>
      <text:p text:style-name="Standard"><text:span text:style-name="Source_20_Text"><text:s/>59 <text:s text:c="6"/>} </text:span></text:p>
      <text:p text:style-name="Standard"><text:span text:style-name="Source_20_Text"/></text:p>
      <text:p text:style-name="Standard">On line 58, the publisher program makes use of the ACE library's <text:span text:style-name="T1">atoi</text:span>() method, which works for both normal and wide character strings. <text:s/>Afterwards, the publisher program loops the specified number of times:</text:p>
      <text:p text:style-name="Standard"/>
      <text:p text:style-name="Standard"><text:span text:style-name="Source_20_Text"><text:s/>61 <text:s text:c="6"/>for (int i = 0; i &lt; msg_count; ++i) { </text:span></text:p>
      <text:p text:style-name="Standard"/>
      <text:p text:style-name="Standard">Within each iteration, the publisher program first writes out the current state of the <text:span text:style-name="T4">Message</text:span>:</text:p>
      <text:p text:style-name="Standard"><text:span text:style-name="Source_20_Text"/></text:p>
      <text:p text:style-name="Standard"><text:span text:style-name="Source_20_Text"><text:s/>62 <text:s text:c="8"/>// Publish the message </text:span></text:p>
      <text:p text:style-name="Standard"><text:span text:style-name="Source_20_Text"><text:s/>63 <text:s text:c="8"/>DDS::ReturnCode_t error = msg_writer-&gt;write(message, </text:span></text:p>
      <text:p text:style-name="Standard"><text:span text:style-name="Source_20_Text"><text:s/>64 <text:s text:c="52"/>DDS::HANDLE_NIL); </text:span></text:p>
      <text:p text:style-name="Standard"/>
      <text:p text:style-name="Standard">Next the publisher program checks the return code of the write() method, and writes an error to the log file if there is one.</text:p>
      <text:p text:style-name="Standard"/>
      <text:p text:style-name="Standard"><text:span text:style-name="Source_20_Text"><text:s/>65 <text:s text:c="8"/>if (error != DDS::RETCODE_OK) { </text:span></text:p>
      <text:p text:style-name="Standard"><text:span text:style-name="Source_20_Text"><text:s/>66 <text:s text:c="10"/>ACE_ERROR((LM_ERROR, </text:span></text:p>
      <text:p text:style-name="Standard"><text:span text:style-name="Source_20_Text"><text:s/>67 <text:s text:c="21"/>ACE_TEXT("ERROR: %N:%l: main() -") </text:span></text:p>
      <text:p text:style-name="Standard"><text:span text:style-name="Source_20_Text"><text:s/>68 <text:s text:c="21"/>ACE_TEXT(" write returned %d!\n"), error)); </text:span></text:p>
      <text:p text:style-name="Standard"><text:span text:style-name="Source_20_Text"><text:s/>69 <text:s text:c="8"/>} </text:span></text:p>
      <text:p text:style-name="Standard"><text:span text:style-name="Source_20_Text"/></text:p>
      <text:p text:style-name="Standard">line 66 makes use of the ACE_ERROR macro, defined in Log_Msg.h found in $ACE_ROOT/ace. <text:s/></text:p>
      <text:p text:style-name="Standard"/>
      <text:p text:style-name="Standard">Following error checking, the only thing left to do in the iteration is to prepare the <text:span text:style-name="T4">Message </text:span>for the next iteration:</text:p>
      <text:p text:style-name="Standard"/>
      <text:p text:style-name="Standard"><text:span text:style-name="Source_20_Text"><text:s/>71 <text:s text:c="8"/>// Prepare next sample </text:span></text:p>
      <text:p text:style-name="Standard"><text:span text:style-name="Source_20_Text"><text:s/>72 <text:s text:c="8"/>++message.count; </text:span></text:p>
      <text:p text:style-name="Standard"><text:span text:style-name="Source_20_Text"><text:s/>73 <text:s text:c="8"/>++message.subject_id; </text:span></text:p>
      <text:p text:style-name="Standard"><text:span text:style-name="Source_20_Text"><text:s/>74 <text:s text:c="5"/>}</text:span></text:p>
      <text:p text:style-name="Standard"><text:span text:style-name="Source_20_Text"/></text:p>
      <text:p text:style-name="Standard">Both the count and subject_id fields are incremented. <text:s/>After the loop, the scope of the <text:span text:style-name="T4">WriterSync</text:span> object ends:</text:p>
      <text:p text:style-name="Standard"/>
      <text:p text:style-name="Standard"><text:span text:style-name="Source_20_Text"><text:s/>76 <text:s text:c="6"/>// End of WriterSync scope - block until messages acknowledged </text:span></text:p>
      <text:p text:style-name="Standard"><text:span text:style-name="Source_20_Text"><text:s/>77 <text:s text:c="4"/>} </text:span></text:p>
      <text:p text:style-name="Standard"><text:span text:style-name="Source_20_Text"/></text:p>
      <text:p text:style-name="Standard">At this point, the publisher program will wait (via the <text:span text:style-name="T4">WriterSync</text:span> destructor) for the subscriber program to process all messages. <text:s/>At this point, publishing is complete, and the publisher program can clean up the allocated DCPS objects:</text:p>
      <text:p text:style-name="Standard"/>
      <text:p text:style-name="Standard"><text:span text:style-name="Source_20_Text"><text:s/>79 <text:s text:c="4"/>// Clean-up! </text:span></text:p>
      <text:p text:style-name="Standard"><text:span text:style-name="Source_20_Text"><text:s/>80 <text:s text:c="4"/>cleanup(participant, dpf); </text:span></text:p>
      <text:p text:style-name="Standard"><text:span text:style-name="Source_20_Text"/></text:p>
      <text:p text:style-name="Standard">As stated above, Publisher.cpp, catches three types of expected exceptions:</text:p>
      <text:p text:style-name="Standard"/>
      <text:p text:style-name="Standard"><text:soft-page-break/><text:span text:style-name="Source_20_Text"><text:s/>82 <text:s text:c="2"/>} catch (const CORBA::Exception&amp; e) { </text:span></text:p>
      <text:p text:style-name="Standard"><text:span text:style-name="Source_20_Text"><text:s/>83 <text:s text:c="4"/>e._tao_print_exception("Exception caught in main():"); </text:span></text:p>
      <text:p text:style-name="Standard"><text:span text:style-name="Source_20_Text"><text:s/>84 <text:s text:c="4"/>return -1; </text:span></text:p>
      <text:p text:style-name="Standard"><text:span text:style-name="Source_20_Text"><text:s/>85 <text:s text:c="2"/>} catch (std::runtime_error&amp; err) { </text:span></text:p>
      <text:p text:style-name="Standard"><text:span text:style-name="Source_20_Text"><text:s/>86 <text:s text:c="4"/>ACE_ERROR_RETURN((LM_ERROR, ACE_TEXT("ERROR: main() - %s\n"), </text:span></text:p>
      <text:p text:style-name="Standard"><text:span text:style-name="Source_20_Text"><text:s/>87 <text:s text:c="22"/>err.what()), -1); </text:span></text:p>
      <text:p text:style-name="Standard"><text:span text:style-name="Source_20_Text"><text:s/>88 <text:s text:c="2"/>} catch (std::string&amp; msg) { </text:span></text:p>
      <text:p text:style-name="Standard"><text:span text:style-name="Source_20_Text"><text:s/>89 <text:s text:c="4"/>ACE_ERROR_RETURN((LM_ERROR, ACE_TEXT("ERROR: main() - %s\n"), </text:span></text:p>
      <text:p text:style-name="Standard"><text:span text:style-name="Source_20_Text"><text:s/>90 <text:s text:c="22"/>msg.c_str()), -1); </text:span></text:p>
      <text:p text:style-name="Standard"><text:span text:style-name="Source_20_Text"><text:s/>91 <text:s text:c="2"/>} </text:span></text:p>
      <text:p text:style-name="Standard"><text:span text:style-name="Source_20_Text"/></text:p>
      <text:p text:style-name="Standard">This ends <text:span text:style-name="T1">main</text:span>(), and the only thing left for the publisher program to do is exit:</text:p>
      <text:p text:style-name="Standard"/>
      <text:p text:style-name="Standard"><text:span text:style-name="Source_20_Text"><text:s/>93 <text:s text:c="2"/>return 0; </text:span></text:p>
      <text:p text:style-name="Standard"><text:span text:style-name="Source_20_Text"><text:s/>94 }</text:span></text:p>
      <text:h text:style-name="Heading_20_2" text:outline-level="2">Subscriber.cpp Source Code</text:h>
      <text:p text:style-name="Standard">The subscriber code is found in Subscriber.cpp. <text:s/>Like the publisher program, the subscriber program makes use of Boilerplate.cpp for its creation and cleanup. <text:s/>The subscriber also makes use of a <text:span text:style-name="T4">DataReaderListener</text:span>, which is found in a different file, to handle incoming samples.</text:p>
      <text:p text:style-name="Standard"/>
      <text:p text:style-name="Standard">The <text:span text:style-name="T1">main</text:span>() method, in Subscriber.cpp, starts the same way as the publisher program, by initializing the <text:span text:style-name="T4">DomainParticipantFactory</text:span> object and using it to create <text:span text:style-name="T4">DomainParticipant </text:span>and <text:span text:style-name="T4">Topic</text:span> objects:</text:p>
      <text:p text:style-name="Standard"/>
      <text:p text:style-name="Standard"><text:span text:style-name="Source_20_Text"><text:s/>21 int </text:span></text:p>
      <text:p text:style-name="Standard"><text:span text:style-name="Source_20_Text"><text:s/>22 ACE_TMAIN(int argc, ACE_TCHAR *argv[]) </text:span></text:p>
      <text:p text:style-name="Standard"><text:span text:style-name="Source_20_Text"><text:s/>23 { </text:span></text:p>
      <text:p text:style-name="Standard"><text:span text:style-name="Source_20_Text"><text:s/>24 <text:s text:c="2"/>try { </text:span></text:p>
      <text:p text:style-name="Standard"><text:span text:style-name="Source_20_Text"><text:s/>25 <text:s text:c="4"/>// Initialize DomainParticipantFactory, handling command line args </text:span></text:p>
      <text:p text:style-name="Standard"><text:span text:style-name="Source_20_Text"><text:s/>26 <text:s text:c="4"/>DDS::DomainParticipantFactory_var dpf = </text:span></text:p>
      <text:p text:style-name="Standard"><text:span text:style-name="Source_20_Text"><text:s/>27 <text:s text:c="6"/>TheParticipantFactoryWithArgs(argc, argv); </text:span></text:p>
      <text:p text:style-name="Standard"><text:span text:style-name="Source_20_Text"><text:s/>28 </text:span></text:p>
      <text:p text:style-name="Standard"><text:span text:style-name="Source_20_Text"><text:s/>29 <text:s text:c="4"/>// Create domain participant </text:span></text:p>
      <text:p text:style-name="Standard"><text:span text:style-name="Source_20_Text"><text:s/>30 <text:s text:c="4"/>DDS::DomainParticipant_var participant = createParticipant(dpf); </text:span></text:p>
      <text:p text:style-name="Standard"><text:span text:style-name="Source_20_Text"><text:s/>31 </text:span></text:p>
      <text:p text:style-name="Standard"><text:span text:style-name="Source_20_Text"><text:s/>32 <text:s text:c="4"/>// Register type support and create topic </text:span></text:p>
      <text:p text:style-name="Standard"><text:span text:style-name="Source_20_Text"><text:s/>33 <text:s text:c="4"/>DDS::Topic_var topic = createTopic(participant); </text:span></text:p>
      <text:p text:style-name="Standard"/>
      <text:p text:style-name="Standard">The subscriber program creates <text:span text:style-name="T4">Entities</text:span> within a try block, like the publisher program did. <text:s/></text:p>
      <text:p text:style-name="Standard"/>
      <text:p text:style-name="Standard">Next, the subscriber program creates a <text:span text:style-name="T4">Subscriber </text:span>object, rather than the <text:span text:style-name="T4">Publisher</text:span> object created by the publisher program:</text:p>
      <text:p text:style-name="Standard"/>
      <text:p text:style-name="Standard"><text:span text:style-name="Source_20_Text"><text:s/>35 <text:s text:c="4"/>// Create subscriber </text:span></text:p>
      <text:p text:style-name="Standard"><text:span text:style-name="Source_20_Text"><text:s/>36 <text:s text:c="4"/>DDS::Subscriber_var subscriber = createSubscriber(participant); </text:span></text:p>
      <text:p text:style-name="Standard"><text:span text:style-name="Source_20_Text"/></text:p>
      <text:p text:style-name="Standard">Now, the subscriber program does something different from the publisher program – it creates a listener object – in this case a <text:span text:style-name="T4">DataReaderListener</text:span>:</text:p>
      <text:p text:style-name="Standard"/>
      <text:p text:style-name="Standard"><text:span text:style-name="Source_20_Text"><text:s/>38 <text:s text:c="4"/>// Create Listener </text:span></text:p>
      <text:p text:style-name="Standard"><text:soft-page-break/><text:span text:style-name="Source_20_Text"><text:s/>39 <text:s text:c="4"/>DataReaderListenerImpl* listener_impl = new DataReaderListenerImpl; </text:span></text:p>
      <text:p text:style-name="Standard"><text:span text:style-name="Source_20_Text"><text:s/>40 <text:s text:c="4"/>DDS::DataReaderListener_var listener(listener_impl); </text:span></text:p>
      <text:p text:style-name="Standard"/>
      <text:p text:style-name="Standard">The listener object source code, found in DataReaderListenerImpl.cpp is discussed after Subscriber.cpp. <text:s/>The listener is a <text:span text:style-name="T4">DataReaderListener</text:span>, and must be attached to a <text:span text:style-name="T4">DataReader</text:span> in order to receive callbacks:</text:p>
      <text:p text:style-name="Standard"/>
      <text:p text:style-name="Standard"><text:span text:style-name="Source_20_Text"><text:s/>42 <text:s text:c="4"/>// Create DataReader with the listener attached </text:span></text:p>
      <text:p text:style-name="Standard"><text:span text:style-name="Source_20_Text"><text:s/>43 <text:s text:c="4"/>DDS::DataReader_var reader = createDataReader(subscriber, </text:span></text:p>
      <text:p text:style-name="Standard"><text:span text:style-name="Source_20_Text"><text:s/>44 <text:s text:c="50"/>topic, </text:span></text:p>
      <text:p text:style-name="Standard"><text:span text:style-name="Source_20_Text"><text:s/>45 <text:s text:c="50"/>listener); </text:span></text:p>
      <text:p text:style-name="Standard"/>
      <text:p text:style-name="Standard">At this point, the subscriber is set up, but it must block somehow so that it does not exit immediately. <text:s/>The subscriber program chooses to use a <text:span text:style-name="T4">ReaderSync</text:span> object to block execution:</text:p>
      <text:p text:style-name="Standard"/>
      <text:p text:style-name="Standard"><text:span text:style-name="Source_20_Text"><text:s/>47 <text:s text:c="4"/>{ </text:span></text:p>
      <text:p text:style-name="Standard"><text:span text:style-name="Source_20_Text"><text:s/>48 <text:s text:c="6"/>// Block until reader has associated with a writer </text:span></text:p>
      <text:p text:style-name="Standard"><text:span text:style-name="Source_20_Text"><text:s/>49 <text:s text:c="6"/>// but is no longer associated with any writer </text:span></text:p>
      <text:p text:style-name="Standard"><text:span text:style-name="Source_20_Text"><text:s/>50 <text:s text:c="6"/>OpenDDS::Model::ReaderSync rs(reader); </text:span></text:p>
      <text:p text:style-name="Standard"><text:span text:style-name="Source_20_Text"><text:s/>51 <text:s text:c="4"/>} </text:span></text:p>
      <text:p text:style-name="Standard"><text:span text:style-name="Source_20_Text"/></text:p>
      <text:p text:style-name="Standard">The <text:span text:style-name="T4">ReaderSync</text:span> destructor blocks until the <text:span text:style-name="T4">DataReader</text:span> has associated with at least one <text:span text:style-name="T4">DataWriter</text:span>, but is no longer associated with any <text:span text:style-name="T4">DataWriters</text:span>. <text:s/>Note the establishment of a new scope on line 47, ending on line 51. <text:s/>After this scope, the subscriber program can no longer receive samples, as it is no longer associated with any writers. <text:s/>The subscriber then outputs its sample count:</text:p>
      <text:p text:style-name="Standard"/>
      <text:p text:style-name="Standard"><text:span text:style-name="Source_20_Text"><text:s/>53 <text:s text:c="4"/>// Output the sample count </text:span></text:p>
      <text:p text:style-name="Standard"><text:span text:style-name="Source_20_Text"><text:s/>54 <text:s text:c="4"/>std::cout &lt;&lt; "Subscriber received " &lt;&lt; listener_impl-&gt;sample_count </text:span></text:p>
      <text:p text:style-name="Standard"><text:span text:style-name="Source_20_Text"><text:s/>55 <text:s text:c="14"/>&lt;&lt; " samples" &lt;&lt; std::endl; </text:span></text:p>
      <text:p text:style-name="Standard"><text:span text:style-name="Source_20_Text"/></text:p>
      <text:p text:style-name="Standard">The subscriber program must finally clean up like the publisher program:</text:p>
      <text:p text:style-name="Standard"/>
      <text:p text:style-name="Standard"><text:span text:style-name="Source_20_Text"><text:s/>57 <text:s text:c="4"/>// Clean-up! </text:span></text:p>
      <text:p text:style-name="Standard"><text:span text:style-name="Source_20_Text"><text:s/>58 <text:s text:c="4"/>cleanup(participant, dpf);</text:span></text:p>
      <text:p text:style-name="Standard"><text:span text:style-name="Source_20_Text"/></text:p>
      <text:p text:style-name="Standard">The listener itself will be destroyed when the DataReader goes out of scope. <text:s/>Lastly in Subscriber.cpp is the catch clauses and program exit:</text:p>
      <text:p text:style-name="Standard"/>
      <text:p text:style-name="Standard"><text:span text:style-name="Source_20_Text"><text:s/>61 <text:s text:c="2"/>} catch (const CORBA::Exception&amp; e) { </text:span></text:p>
      <text:p text:style-name="Standard"><text:span text:style-name="Source_20_Text"><text:s/>62 <text:s text:c="4"/>e._tao_print_exception("Exception caught in main():"); </text:span></text:p>
      <text:p text:style-name="Standard"><text:span text:style-name="Source_20_Text"><text:s/>63 <text:s text:c="4"/>return -1; </text:span></text:p>
      <text:p text:style-name="Standard"><text:span text:style-name="Source_20_Text"><text:s/>64 <text:s text:c="2"/>} catch (std::runtime_error&amp; err) { </text:span></text:p>
      <text:p text:style-name="Standard"><text:span text:style-name="Source_20_Text"><text:s/>65 <text:s text:c="4"/>ACE_ERROR_RETURN((LM_ERROR, ACE_TEXT("ERROR: main() - %s\n"), </text:span></text:p>
      <text:p text:style-name="Standard"><text:span text:style-name="Source_20_Text"><text:s/>66 <text:s text:c="22"/>err.what()), -1); </text:span></text:p>
      <text:p text:style-name="Standard"><text:span text:style-name="Source_20_Text"><text:s/>67 <text:s text:c="2"/>} catch (std::string&amp; msg) { </text:span></text:p>
      <text:p text:style-name="Standard"><text:span text:style-name="Source_20_Text"><text:s/>68 <text:s text:c="4"/>ACE_ERROR_RETURN((LM_ERROR, ACE_TEXT("ERROR: main() - %s\n"), </text:span></text:p>
      <text:p text:style-name="Standard"><text:span text:style-name="Source_20_Text"><text:s/>69 <text:s text:c="22"/>msg.c_str()), -1); </text:span></text:p>
      <text:p text:style-name="Standard"><text:span text:style-name="Source_20_Text"><text:s/>70 <text:s text:c="2"/>} </text:span></text:p>
      <text:p text:style-name="Standard"><text:span text:style-name="Source_20_Text"><text:s/>71 </text:span></text:p>
      <text:p text:style-name="Standard"><text:span text:style-name="Source_20_Text"><text:s/>72 <text:s text:c="2"/>return 0; </text:span></text:p>
      <text:p text:style-name="Standard"><text:span text:style-name="Source_20_Text"><text:s/>73 } </text:span></text:p>
      <text:h text:style-name="Heading_20_2" text:outline-level="2"><text:soft-page-break/>DataReaderListenerImpl.cpp Source Code</text:h>
      <text:p text:style-name="Standard">The <text:span text:style-name="T4">DataReaderListenerImpl</text:span> is a subclass of <text:span text:style-name="T4">DataReaderListener</text:span> - the base class for <text:span text:style-name="T4">DataReader</text:span> listeners. <text:s/><text:span text:style-name="T4">DataReaderListenerImpl</text:span> inherits from <text:span text:style-name="T4">DataReaderListener</text:span> by way of the <text:span text:style-name="T4">NullReaderListener</text:span> class, which provides empty implementations of the entire <text:span text:style-name="T4">DataReaderListener</text:span> interface. <text:s/>In this way, we only need to override the methods of interest.</text:p>
      <text:p text:style-name="Standard"/>
      <text:p text:style-name="Standard"><text:span text:style-name="T4">DataReaderListenerImpl</text:span> keeps track of the number of samples received, and tracks them in the variable sample_count (which Subscriber.cpp output). <text:s/>The <text:span text:style-name="T4">DataReaderListenerImpl</text:span> initializes the sample_count in its constructor:</text:p>
      <text:p text:style-name="Standard"/>
      <text:p text:style-name="Standard"><text:span text:style-name="Source_20_Text"><text:s/>14 DataReaderListenerImpl::DataReaderListenerImpl() : sample_count(0) </text:span></text:p>
      <text:p text:style-name="Standard"><text:span text:style-name="Source_20_Text"><text:s/>15 { </text:span></text:p>
      <text:p text:style-name="Standard"><text:span text:style-name="Source_20_Text"><text:s/>16 } </text:span></text:p>
      <text:p text:style-name="Standard"><text:span text:style-name="Source_20_Text"/></text:p>
      <text:p text:style-name="Standard">The one listener method that <text:span text:style-name="T4">DataReaderListenerImpl</text:span> does implement is the <text:span text:style-name="T1">on_data_available</text:span>() method. <text:s/>This method is called when the <text:span text:style-name="T4">DataReader</text:span> has newly available data, and provides the listener with the reader that has data available:</text:p>
      <text:p text:style-name="Standard"/>
      <text:p text:style-name="Standard"><text:span text:style-name="Source_20_Text"><text:s/>18 void </text:span></text:p>
      <text:p text:style-name="Standard"><text:span text:style-name="Source_20_Text"><text:s/>19 DataReaderListenerImpl::on_data_available(DDS::DataReader_ptr reader) </text:span></text:p>
      <text:p text:style-name="Standard"><text:span text:style-name="Source_20_Text"><text:s/>20 ACE_THROW_SPEC((CORBA::SystemException)) </text:span></text:p>
      <text:p text:style-name="Standard"><text:span text:style-name="Source_20_Text"><text:s/>21 { </text:span></text:p>
      <text:p text:style-name="Standard"/>
      <text:p text:style-name="Standard">The reader is provided in the callback because a listener can be attached to multiple <text:span text:style-name="T4">DataReader</text:span> objects. <text:s/>Again, this <text:span text:style-name="T4">DataReader</text:span> is generic, and to read an actual <text:span text:style-name="T4">Message</text:span> sample, we must downcast it to a type-specific <text:span text:style-name="T4">MessageDataReader</text:span>:</text:p>
      <text:p text:style-name="Standard"/>
      <text:p text:style-name="Standard"><text:span text:style-name="Source_20_Text"><text:s/>22 <text:s text:c="2"/>// Safely downcast data reader to type-specific data reader </text:span></text:p>
      <text:p text:style-name="Standard"><text:span text:style-name="Source_20_Text"><text:s/>23 <text:s text:c="2"/>Messenger::MessageDataReader_var reader_i = narrow(reader); </text:span></text:p>
      <text:p text:style-name="Standard"><text:span text:style-name="Source_20_Text"/></text:p>
      <text:p text:style-name="Standard">Next the listener will process the inbound sample. <text:s/>To do this, first it must allocate a <text:span text:style-name="T4">Message</text:span> instance and a <text:span text:style-name="T4">SampleInfo</text:span> on the stack. <text:s/>The <text:span text:style-name="T4">Message</text:span> will get a copy of the sample, and the <text:span text:style-name="T4">SampleInfo</text:span> will hold metadata related to the sample.</text:p>
      <text:p text:style-name="Standard"/>
      <text:p text:style-name="Standard"><text:span text:style-name="Source_20_Text"><text:s/>25 <text:s text:c="2"/>Messenger::Message msg; </text:span></text:p>
      <text:p text:style-name="Standard"><text:span text:style-name="Source_20_Text"><text:s/>26 <text:s text:c="2"/>DDS::SampleInfo info; </text:span></text:p>
      <text:p text:style-name="Standard"><text:span text:style-name="Source_20_Text"/></text:p>
      <text:p text:style-name="Standard">To get a copy of the sample, the listener uses the <text:span text:style-name="T1">take_next_sample</text:span>() method:</text:p>
      <text:p text:style-name="Standard"/>
      <text:p text:style-name="Standard"><text:span text:style-name="Source_20_Text"><text:s/>28 <text:s text:c="2"/>// Remove (take) the next sample from the data reader </text:span></text:p>
      <text:p text:style-name="Standard"><text:span text:style-name="Source_20_Text"><text:s/>29 <text:s text:c="2"/>DDS::ReturnCode_t error = reader_i-&gt;take_next_sample(msg, info); </text:span></text:p>
      <text:p text:style-name="Standard"><text:span text:style-name="Source_20_Text"/></text:p>
      <text:p text:style-name="Standard">DDS supports two types of sample processing: taking and reading. <text:s/>The <text:span text:style-name="T1">take</text:span> methods remove the sample from the <text:span text:style-name="T4">DataReader</text:span> (or “takes” it from DDS), while the <text:span text:style-name="T1">read</text:span> methods let it remain in the <text:span text:style-name="T4">DataReader</text:span>. <text:s/>Various <text:span text:style-name="T1">read</text:span> and <text:span text:style-name="T1">take</text:span> methods exist for different use cases.</text:p>
      <text:p text:style-name="Standard"/>
      <table:table table:name="Table9" table:style-name="Table9">
        <table:table-column table:style-name="Table9.A"/>
        <table:table-row>
          <table:table-cell table:style-name="Table9.A1" office:value-type="string">
            <text:p text:style-name="P1">Note:</text:p>
            <text:p text:style-name="P3">For more information about available <text:span text:style-name="T1">read</text:span> and <text:span text:style-name="T1">take</text:span> methods, see the DDS specification at <text:a xlink:type="simple" xlink:href="http://www.omg.org/spec/DDS/">http://www.omg.org/spec/DDS</text:a></text:p>
          </table:table-cell>
        </table:table-row>
      </table:table>
      <text:p text:style-name="Standard"><text:soft-page-break/></text:p>
      <text:p text:style-name="Standard">The listener checks the return status of <text:span text:style-name="T1">take_next_sample</text:span>().</text:p>
      <text:p text:style-name="Standard"/>
      <text:p text:style-name="Standard"><text:span text:style-name="Source_20_Text"><text:s/>31 <text:s text:c="2"/>// Make sure take was successful </text:span></text:p>
      <text:p text:style-name="Standard"><text:span text:style-name="Source_20_Text"><text:s/>32 <text:s text:c="2"/>if (error == DDS::RETCODE_OK) { </text:span></text:p>
      <text:p text:style-name="Standard"><text:span text:style-name="Source_20_Text"/></text:p>
      <text:p text:style-name="Standard">If the <text:span text:style-name="T1">take</text:span> was successful, the listener checks the sample metadata:</text:p>
      <text:p text:style-name="Standard"/>
      <text:p text:style-name="Standard"><text:span text:style-name="Source_20_Text"><text:s/>33 <text:s text:c="4"/>// Make sure this is not a sample dispose message </text:span></text:p>
      <text:p text:style-name="Standard"><text:span text:style-name="Source_20_Text"><text:s/>34 <text:s text:c="4"/>if (info.valid_data) { </text:span></text:p>
      <text:p text:style-name="Standard"><text:span text:style-name="Source_20_Text"><text:s/>35 <text:s text:c="6"/>++sample_count; </text:span></text:p>
      <text:p text:style-name="Standard"><text:span text:style-name="Source_20_Text"><text:s/>36 <text:s text:c="6"/>std::cout &lt;&lt; "Msg: subject <text:s text:c="3"/>" &lt;&lt; msg.subject.in() &lt;&lt; std::endl </text:span></text:p>
      <text:p text:style-name="Standard"><text:span text:style-name="Source_20_Text"><text:s/>37 <text:s text:c="16"/>&lt;&lt; " <text:s text:c="4"/>subject_id " &lt;&lt; msg.subject_id <text:s text:c="2"/>&lt;&lt; std::endl </text:span></text:p>
      <text:p text:style-name="Standard"><text:span text:style-name="Source_20_Text"><text:s/>38 <text:s text:c="16"/>&lt;&lt; " <text:s text:c="4"/>from <text:s text:c="6"/>" &lt;&lt; msg.from.in() <text:s text:c="3"/>&lt;&lt; std::endl </text:span></text:p>
      <text:p text:style-name="Standard"><text:span text:style-name="Source_20_Text"><text:s/>39 <text:s text:c="16"/>&lt;&lt; " <text:s text:c="4"/>count <text:s text:c="5"/>" &lt;&lt; msg.count <text:s text:c="7"/>&lt;&lt; std::endl </text:span></text:p>
      <text:p text:style-name="Standard"><text:span text:style-name="Source_20_Text"><text:s/>40 <text:s text:c="16"/>&lt;&lt; " <text:s text:c="4"/>text <text:s text:c="6"/>" &lt;&lt; msg.text.in() <text:s text:c="3"/>&lt;&lt; std::endl; </text:span></text:p>
      <text:p text:style-name="Standard"><text:span text:style-name="Source_20_Text"><text:s/>41 <text:s text:c="4"/>}</text:span></text:p>
      <text:p text:style-name="Standard"><text:span text:style-name="Source_20_Text"/></text:p>
      <text:p text:style-name="Standard">The info.valid_data field is important to check, because the <text:span text:style-name="T1">take</text:span> and <text:span text:style-name="T1">read</text:span> methods can return sample status messages, as well as valid data. <text:s/>A status message could indicate, for example, that a sample is disposed. <text:s/>If info.valid_data is false, the message contents are not reliably set.</text:p>
      <text:p text:style-name="Standard"/>
      <text:p text:style-name="Standard">If the sample is valid, the listener updates its counter on line 35, and outputs the message contents on lines 36-40. <text:s/>Should the take result check from line 32 fail, the listener outputs an error message:</text:p>
      <text:p text:style-name="Standard"/>
      <text:p text:style-name="Standard"><text:span text:style-name="Source_20_Text"><text:s/>42 <text:s text:c="2"/>} else { </text:span></text:p>
      <text:p text:style-name="Standard"><text:span text:style-name="Source_20_Text"><text:s/>43 <text:s text:c="4"/>ACE_ERROR((LM_ERROR, </text:span></text:p>
      <text:p text:style-name="Standard"><text:span text:style-name="Source_20_Text"><text:s/>44 <text:s text:c="15"/>ACE_TEXT("ERROR: %N:%l: on_data_available() -") </text:span></text:p>
      <text:p text:style-name="Standard"><text:span text:style-name="Source_20_Text"><text:s/>45 <text:s text:c="15"/>ACE_TEXT(" take_next_sample failed!\n"))); </text:span></text:p>
      <text:p text:style-name="Standard"><text:span text:style-name="Source_20_Text"><text:s/>46 <text:s text:c="2"/>} </text:span></text:p>
      <text:p text:style-name="Standard"/>
      <text:p text:style-name="Standard">If the sample is valid, the listener updates its counter on line 35, and outputs the message contents on</text:p>
      <text:p text:style-name="Standard"/>
      <text:h text:style-name="Heading_20_2" text:outline-level="2">Boilerplate.cpp Source Code</text:h>
      <text:p text:style-name="Standard">Boilerplate consists of several helper methods which perform an action, check the result, and raise an exception on failure. <text:s/>The first of these is <text:span text:style-name="T1">createParticipant</text:span>():</text:p>
      <text:p text:style-name="Standard"/>
      <text:p text:style-name="Standard"><text:span text:style-name="Source_20_Text"><text:s/>15 DDS::DomainParticipant_var </text:span></text:p>
      <text:p text:style-name="Standard"><text:span text:style-name="Source_20_Text"><text:s/>16 createParticipant(DDS::DomainParticipantFactory_var dpf) </text:span></text:p>
      <text:p text:style-name="Standard"><text:span text:style-name="Source_20_Text"><text:s/>17 { </text:span></text:p>
      <text:p text:style-name="Standard"><text:span text:style-name="Source_20_Text"><text:s/>18 <text:s text:c="2"/>// Create DomainParticipant </text:span></text:p>
      <text:p text:style-name="Standard"><text:span text:style-name="Source_20_Text"><text:s/>19 <text:s text:c="2"/>DDS::DomainParticipant_var participant = </text:span></text:p>
      <text:p text:style-name="Standard"><text:span text:style-name="Source_20_Text"><text:s/>20 <text:s text:c="4"/>dpf-&gt;create_participant(42, // made-up domain ID </text:span></text:p>
      <text:p text:style-name="Standard"><text:span text:style-name="Source_20_Text"><text:s/>21 <text:s text:c="28"/>PARTICIPANT_QOS_DEFAULT, </text:span></text:p>
      <text:p text:style-name="Standard"><text:span text:style-name="Source_20_Text"><text:s/>22 <text:s text:c="28"/>0, <text:s/>// no listener </text:span></text:p>
      <text:p text:style-name="Standard"><text:span text:style-name="Source_20_Text"><text:s/>23 <text:s text:c="28"/>OpenDDS::DCPS::DEFAULT_STATUS_MASK); </text:span></text:p>
      <text:p text:style-name="Standard"><text:span text:style-name="Source_20_Text"><text:s/>24 </text:span></text:p>
      <text:p text:style-name="Standard"><text:span text:style-name="Source_20_Text"><text:s/>25 <text:s text:c="2"/>// Check for failure </text:span></text:p>
      <text:p text:style-name="Standard"><text:span text:style-name="Source_20_Text"><text:s/>26 <text:s text:c="2"/>if (!participant) { </text:span></text:p>
      <text:p text:style-name="Standard"><text:soft-page-break/><text:span text:style-name="Source_20_Text"><text:s/>27 <text:s text:c="4"/>throw std::string("failed to create domain participant"); </text:span></text:p>
      <text:p text:style-name="Standard"><text:span text:style-name="Source_20_Text"><text:s/>28 <text:s text:c="2"/>} </text:span></text:p>
      <text:p text:style-name="Standard"><text:span text:style-name="Source_20_Text"><text:s/>29 <text:s text:c="2"/>return participant; </text:span></text:p>
      <text:p text:style-name="Standard"><text:span text:style-name="Source_20_Text"><text:s/>30 } </text:span></text:p>
      <text:p text:style-name="Standard"><text:span text:style-name="Source_20_Text"/></text:p>
      <text:p text:style-name="Standard">Lines 19-23 create the participant, using the <text:span text:style-name="T4">DomainParticipantFactory</text:span>'s <text:span text:style-name="T1">create_participant</text:span>() method. <text:s/>The first argument passed to create_participant is a <text:span text:style-name="T4">Domain</text:span> ID. <text:s/><text:span text:style-name="T4">Domains</text:span> are logical divisions of our data space. <text:s/><text:span text:style-name="T4">Publishers </text:span>and <text:span text:style-name="T4">Subscribers</text:span> must be in the same Domain in order to associate with each other. <text:s/>Here we use the arbitrary domain ID of 42.</text:p>
      <text:p text:style-name="Standard"/>
      <text:p text:style-name="Standard">The next argument is a quality-of-service policy, or QoS policy. <text:s/>QoS policies define different aspects of the communication between publishers and subscribers, such as history and durability.</text:p>
      <text:p text:style-name="Standard"/>
      <text:p text:style-name="Standard">In our example, we use the default publisher Qos policy, so we provide the constant <text:s/><text:span text:style-name="Source_20_Text">PARTICIPANT_QOS_DEFAULT</text:span>.</text:p>
      <text:p text:style-name="Standard"/>
      <table:table table:name="Table10" table:style-name="Table10">
        <table:table-column table:style-name="Table10.A"/>
        <table:table-row>
          <table:table-cell table:style-name="Table10.A1" office:value-type="string">
            <text:p text:style-name="P1">Note:</text:p>
            <text:p text:style-name="P3">For more information about QoS policies, including compatibility, see the <text:span text:style-name="T1">OpenDDS Developer's Guide</text:span> chapter 3.</text:p>
          </table:table-cell>
        </table:table-row>
      </table:table>
      <text:p text:style-name="Standard"/>
      <text:p text:style-name="Standard">The next argument to create_participant is a pointer to a participant listener. <text:s/>Like our <text:span text:style-name="T4">DataReaderListener</text:span>, DDS can provide callbacks to listeners of a <text:span text:style-name="T4">DomainParticipant</text:span>. <text:s/>Since our example does not include a participant listener, we pass in a 0 value. <text:s/>The final argument is a status mask, indicating under what conditions the listener should be notified. <text:s/>Since we provide no listener, this argument is ignored.</text:p>
      <text:p text:style-name="Standard"/>
      <text:p text:style-name="Standard">The <text:span text:style-name="T1">createParticipant</text:span> method checks the result of the <text:span text:style-name="T1">create_participant</text:span>() call and either raises an exception, or returns the participant:</text:p>
      <text:p text:style-name="Standard"/>
      <text:p text:style-name="Standard"><text:span text:style-name="Source_20_Text"><text:s/>25 <text:s text:c="2"/>// Check for failure </text:span></text:p>
      <text:p text:style-name="Standard"><text:span text:style-name="Source_20_Text"><text:s/>26 <text:s text:c="2"/>if (!participant) { </text:span></text:p>
      <text:p text:style-name="Standard"><text:span text:style-name="Source_20_Text"><text:s/>27 <text:s text:c="4"/>throw std::string("failed to create domain participant"); </text:span></text:p>
      <text:p text:style-name="Standard"><text:span text:style-name="Source_20_Text"><text:s/>28 <text:s text:c="2"/>} </text:span></text:p>
      <text:p text:style-name="Standard"><text:span text:style-name="Source_20_Text"><text:s/>29 <text:s text:c="2"/>return participant; </text:span></text:p>
      <text:p text:style-name="Standard"><text:span text:style-name="Source_20_Text"/></text:p>
      <text:p text:style-name="Standard">The next boilerplate method is <text:span text:style-name="T1">createTopic</text:span>(). <text:s/>This method first creates and registers type support for a topic, and raises an exception if it fails:</text:p>
      <text:p text:style-name="Standard"/>
      <text:p text:style-name="Standard"><text:span text:style-name="Source_20_Text"><text:s/>32 DDS::Topic_var </text:span></text:p>
      <text:p text:style-name="Standard"><text:span text:style-name="Source_20_Text"><text:s/>33 createTopic(DDS::DomainParticipant_var participant) </text:span></text:p>
      <text:p text:style-name="Standard"><text:span text:style-name="Source_20_Text"><text:s/>34 { </text:span></text:p>
      <text:p text:style-name="Standard"><text:span text:style-name="Source_20_Text"><text:s/>35 <text:s text:c="2"/>// Register TypeSupport (Messenger::Message) </text:span></text:p>
      <text:p text:style-name="Standard"><text:span text:style-name="Source_20_Text"><text:s/>36 <text:s text:c="2"/>Messenger::MessageTypeSupport_var ts = </text:span></text:p>
      <text:p text:style-name="Standard"><text:span text:style-name="Source_20_Text"><text:s/>37 <text:s text:c="4"/>new Messenger::MessageTypeSupportImpl; </text:span></text:p>
      <text:p text:style-name="Standard"><text:span text:style-name="Source_20_Text"><text:s/>38 </text:span></text:p>
      <text:p text:style-name="Standard"><text:span text:style-name="Source_20_Text"><text:s/>39 <text:s text:c="2"/>if (ts-&gt;register_type(participant, "") != DDS::RETCODE_OK) { </text:span></text:p>
      <text:p text:style-name="Standard"><text:span text:style-name="Source_20_Text"><text:s/>40 <text:s text:c="4"/>throw std::string("failed to register type support"); </text:span></text:p>
      <text:p text:style-name="Standard"><text:span text:style-name="Source_20_Text"><text:s/>41 <text:s text:c="2"/>} </text:span></text:p>
      <text:p text:style-name="Standard"><text:span text:style-name="Source_20_Text"/></text:p>
      <text:p text:style-name="Standard">Type support objects contain the serialization and deserialization code for a specific data type. <text:s/>Type <text:soft-page-break/>support is registered by the call to <text:span text:style-name="T2">register_type</text:span>() on line 39. <text:s/>This binds the type support code to the type name for the class. <text:s/>Note that the second argument to <text:span text:style-name="T1">register_type</text:span>() is an empty string, which uses the default type name for the <text:span text:style-name="T4">MessageTypeSupport</text:span> class. <text:s/>If the type support registration fails, an exception is raised.</text:p>
      <text:p text:style-name="Standard"/>
      <text:p text:style-name="Standard">Next, <text:span text:style-name="T2">createTopic</text:span>() actually creates the Topic:</text:p>
      <text:p text:style-name="Standard"/>
      <text:p text:style-name="Standard"><text:s text:c="2"/><text:span text:style-name="Source_20_Text">43 <text:s text:c="2"/>// Create Topic (Movie Discussion List) </text:span></text:p>
      <text:p text:style-name="Standard"><text:span text:style-name="Source_20_Text"><text:s/>44 <text:s text:c="2"/>CORBA::String_var type_name = ts-&gt;get_type_name(); </text:span></text:p>
      <text:p text:style-name="Standard"><text:span text:style-name="Source_20_Text"><text:s/>45 <text:s text:c="2"/>DDS::Topic_var topic = </text:span></text:p>
      <text:p text:style-name="Standard"><text:span text:style-name="Source_20_Text"><text:s/>46 <text:s text:c="4"/>participant-&gt;create_topic("Movie Discussion List", </text:span></text:p>
      <text:p text:style-name="Standard"><text:span text:style-name="Source_20_Text"><text:s/>47 <text:s text:c="30"/>type_name, </text:span></text:p>
      <text:p text:style-name="Standard"><text:span text:style-name="Source_20_Text"><text:s/>48 <text:s text:c="30"/>TOPIC_QOS_DEFAULT, </text:span></text:p>
      <text:p text:style-name="Standard"><text:span text:style-name="Source_20_Text"><text:s/>49 <text:s text:c="30"/>0, </text:span></text:p>
      <text:p text:style-name="Standard"><text:span text:style-name="Source_20_Text"><text:s/>50 <text:s text:c="30"/>OpenDDS::DCPS::DEFAULT_STATUS_MASK); </text:span></text:p>
      <text:p text:style-name="Standard"><text:span text:style-name="Source_20_Text"/></text:p>
      <text:p text:style-name="Standard">The topic is created by the call to <text:span text:style-name="T1">create_topic</text:span>() on line 46. <text:s/>This method accepts five arguments. <text:s/>First, is the topic name. <text:s/>Next, is the type name, which must match the one passed to <text:span text:style-name="T1">register_type</text:span>(). <text:s/>Third, is the QoS policy, again a default. <text:s/>Fourth is a topic listener, which is not provided in this example. <text:s/>Finally a status mask for the topic listener.</text:p>
      <text:p text:style-name="Standard"/>
      <text:p text:style-name="Standard">The createTopic() method checks the create_topic() regurn code and takes appropriate action:</text:p>
      <text:p text:style-name="Standard"/>
      <text:p text:style-name="Standard"><text:span text:style-name="Source_20_Text"><text:s/>52 <text:s text:c="2"/>// Check for failure </text:span></text:p>
      <text:p text:style-name="Standard"><text:span text:style-name="Source_20_Text"><text:s/>53 <text:s text:c="2"/>if (!topic) { </text:span></text:p>
      <text:p text:style-name="Standard"><text:span text:style-name="Source_20_Text"><text:s/>54 <text:s text:c="4"/>throw std::string("failed to create topic"); </text:span></text:p>
      <text:p text:style-name="Standard"><text:span text:style-name="Source_20_Text"><text:s/>55 <text:s text:c="2"/>} </text:span></text:p>
      <text:p text:style-name="Standard"><text:span text:style-name="Source_20_Text"><text:s/>56 <text:s text:c="2"/>return topic; </text:span></text:p>
      <text:p text:style-name="Standard"><text:span text:style-name="Source_20_Text"><text:s/>57 } </text:span></text:p>
      <text:p text:style-name="Standard"><text:span text:style-name="Source_20_Text"/></text:p>
      <text:p text:style-name="Standard">Boilerplate next has two similar methods, createPublisher and createSubscriber, which use the participant to create a <text:span text:style-name="T4">Publisher</text:span> or <text:span text:style-name="T4">Subscriber</text:span>, check the status code, and raise and error or return the newly created object:</text:p>
      <text:p text:style-name="Standard"/>
      <text:p text:style-name="Standard"><text:span text:style-name="Source_20_Text"><text:s/>59 DDS::Publisher_var </text:span></text:p>
      <text:p text:style-name="Standard"><text:span text:style-name="Source_20_Text"><text:s/>60 createPublisher(DDS::DomainParticipant_var participant) </text:span></text:p>
      <text:p text:style-name="Standard"><text:span text:style-name="Source_20_Text"><text:s/>61 { </text:span></text:p>
      <text:p text:style-name="Standard"><text:span text:style-name="Source_20_Text"><text:s/>62 <text:s text:c="2"/>// Create Publisher </text:span></text:p>
      <text:p text:style-name="Standard"><text:span text:style-name="Source_20_Text"><text:s/>63 <text:s text:c="2"/>DDS::Publisher_var publisher = </text:span></text:p>
      <text:p text:style-name="Standard"><text:span text:style-name="Source_20_Text"><text:s/>64 <text:s text:c="4"/>participant-&gt;create_publisher( </text:span></text:p>
      <text:p text:style-name="Standard"><text:span text:style-name="Source_20_Text"><text:s/>65 <text:s text:c="8"/>PUBLISHER_QOS_DEFAULT, </text:span></text:p>
      <text:p text:style-name="Standard"><text:span text:style-name="Source_20_Text"><text:s/>66 <text:s text:c="8"/>0, </text:span></text:p>
      <text:p text:style-name="Standard"><text:span text:style-name="Source_20_Text"><text:s/>67 <text:s text:c="8"/>OpenDDS::DCPS::DEFAULT_STATUS_MASK); </text:span></text:p>
      <text:p text:style-name="Standard"><text:span text:style-name="Source_20_Text"><text:s/>68 </text:span></text:p>
      <text:p text:style-name="Standard"><text:span text:style-name="Source_20_Text"><text:s/>69 <text:s text:c="2"/>// Check for failure </text:span></text:p>
      <text:p text:style-name="Standard"><text:span text:style-name="Source_20_Text"><text:s/>70 <text:s text:c="2"/>if (!publisher) { </text:span></text:p>
      <text:p text:style-name="Standard"><text:span text:style-name="Source_20_Text"><text:s/>71 <text:s text:c="4"/>throw std::string("failed to create publisher"); </text:span></text:p>
      <text:p text:style-name="Standard"><text:span text:style-name="Source_20_Text"><text:s/>72 <text:s text:c="2"/>} </text:span></text:p>
      <text:p text:style-name="Standard"><text:span text:style-name="Source_20_Text"><text:s/>73 <text:s text:c="2"/>return publisher; </text:span></text:p>
      <text:p text:style-name="Standard"><text:span text:style-name="Source_20_Text"><text:s/>74 } </text:span></text:p>
      <text:p text:style-name="Standard"><text:span text:style-name="Source_20_Text"><text:s/>75 </text:span></text:p>
      <text:p text:style-name="Standard"><text:soft-page-break/><text:span text:style-name="Source_20_Text"><text:s/>76 DDS::Subscriber_var </text:span></text:p>
      <text:p text:style-name="Standard"><text:span text:style-name="Source_20_Text"><text:s/>77 createSubscriber(DDS::DomainParticipant_var participant) </text:span></text:p>
      <text:p text:style-name="Standard"><text:span text:style-name="Source_20_Text"><text:s/>78 { </text:span></text:p>
      <text:p text:style-name="Standard"><text:span text:style-name="Source_20_Text"><text:s/>79 <text:s text:c="2"/>// Create Subscriber </text:span></text:p>
      <text:p text:style-name="Standard"><text:span text:style-name="Source_20_Text"><text:s/>80 <text:s text:c="2"/>DDS::Subscriber_var subscriber = </text:span></text:p>
      <text:p text:style-name="Standard"><text:span text:style-name="Source_20_Text"><text:s/>81 <text:s text:c="6"/>participant-&gt;create_subscriber( </text:span></text:p>
      <text:p text:style-name="Standard"><text:span text:style-name="Source_20_Text"><text:s/>82 <text:s text:c="10"/>SUBSCRIBER_QOS_DEFAULT, </text:span></text:p>
      <text:p text:style-name="Standard"><text:span text:style-name="Source_20_Text"><text:s/>83 <text:s text:c="10"/>0, </text:span></text:p>
      <text:p text:style-name="Standard"><text:span text:style-name="Source_20_Text"><text:s/>84 <text:s text:c="10"/>OpenDDS::DCPS::DEFAULT_STATUS_MASK); </text:span></text:p>
      <text:p text:style-name="Standard"><text:span text:style-name="Source_20_Text"><text:s/>85 </text:span></text:p>
      <text:p text:style-name="Standard"><text:span text:style-name="Source_20_Text"><text:s/>86 <text:s text:c="2"/>// Check for failure </text:span></text:p>
      <text:p text:style-name="Standard"><text:span text:style-name="Source_20_Text"><text:s/>87 <text:s text:c="2"/>if (!subscriber) { </text:span></text:p>
      <text:p text:style-name="Standard"><text:span text:style-name="Source_20_Text"><text:s/>88 <text:s text:c="4"/>throw std::string("failed to create subscriber"); </text:span></text:p>
      <text:p text:style-name="Standard"><text:span text:style-name="Source_20_Text"><text:s/>89 <text:s text:c="2"/>} </text:span></text:p>
      <text:p text:style-name="Standard"><text:span text:style-name="Source_20_Text"><text:s/>90 </text:span></text:p>
      <text:p text:style-name="Standard"><text:span text:style-name="Source_20_Text"><text:s/>91 <text:s text:c="2"/>return subscriber; </text:span></text:p>
      <text:p text:style-name="Standard"><text:span text:style-name="Source_20_Text"><text:s/>92 } </text:span></text:p>
      <text:p text:style-name="Standard"><text:span text:style-name="Source_20_Text"/></text:p>
      <text:p text:style-name="Standard">Again, both use the default QOS policy, provide no listener, and provide an (ignored) default status mask for the listener.</text:p>
      <text:p text:style-name="Standard"/>
      <text:p text:style-name="Standard">Simarly the <text:span text:style-name="T4">DataWriter</text:span> is created:</text:p>
      <text:p text:style-name="Standard"/>
      <text:p text:style-name="Standard"><text:span text:style-name="Source_20_Text"><text:s/>94 DDS::DataWriter_var </text:span></text:p>
      <text:p text:style-name="Standard"><text:span text:style-name="Source_20_Text"><text:s/>95 createDataWriter( </text:span></text:p>
      <text:p text:style-name="Standard"><text:span text:style-name="Source_20_Text"><text:s/>96 <text:s text:c="2"/>DDS::Publisher_var publisher, </text:span></text:p>
      <text:p text:style-name="Standard"><text:span text:style-name="Source_20_Text"><text:s/>97 <text:s text:c="2"/>DDS::Topic_var topic) </text:span></text:p>
      <text:p text:style-name="Standard"><text:span text:style-name="Source_20_Text"><text:s/>98 { </text:span></text:p>
      <text:p text:style-name="Standard"><text:span text:style-name="Source_20_Text"><text:s/>99 <text:s text:c="2"/>// Create DataWriter </text:span></text:p>
      <text:p text:style-name="Standard"><text:span text:style-name="Source_20_Text">100 <text:s text:c="2"/>DDS::DataWriter_var writer = </text:span></text:p>
      <text:p text:style-name="Standard"><text:span text:style-name="Source_20_Text">101 <text:s text:c="4"/>publisher-&gt;create_datawriter(topic, </text:span></text:p>
      <text:p text:style-name="Standard"><text:span text:style-name="Source_20_Text">102 <text:s text:c="33"/>DATAWRITER_QOS_DEFAULT, </text:span></text:p>
      <text:p text:style-name="Standard"><text:span text:style-name="Source_20_Text">103 <text:s text:c="33"/>0, </text:span></text:p>
      <text:p text:style-name="Standard"><text:span text:style-name="Source_20_Text">104 <text:s text:c="33"/>OpenDDS::DCPS::DEFAULT_STATUS_MASK); </text:span></text:p>
      <text:p text:style-name="Standard"><text:span text:style-name="Source_20_Text">105 </text:span></text:p>
      <text:p text:style-name="Standard"><text:span text:style-name="Source_20_Text">106 <text:s text:c="2"/>// Check for failure </text:span></text:p>
      <text:p text:style-name="Standard"><text:span text:style-name="Source_20_Text">107 <text:s text:c="2"/>if (!writer) { </text:span></text:p>
      <text:p text:style-name="Standard"><text:span text:style-name="Source_20_Text">108 <text:s text:c="4"/>throw std::string("failed to create data writer"); </text:span></text:p>
      <text:p text:style-name="Standard"><text:span text:style-name="Source_20_Text">109 <text:s text:c="2"/>} </text:span></text:p>
      <text:p text:style-name="Standard"><text:span text:style-name="Source_20_Text">110 </text:span></text:p>
      <text:p text:style-name="Standard"><text:span text:style-name="Source_20_Text">111 <text:s text:c="2"/>return writer; </text:span></text:p>
      <text:p text:style-name="Standard"><text:span text:style-name="Source_20_Text">112 } </text:span></text:p>
      <text:p text:style-name="Standard"><text:span text:style-name="Source_20_Text"/></text:p>
      <text:p text:style-name="Standard">The <text:span text:style-name="T4">Publisher</text:span> is used to create the <text:span text:style-name="T4">DataWriter</text:span> for a given <text:span text:style-name="T4">Topic</text:span>, which is the first argument passed to <text:span text:style-name="T3">create_datawriter</text:span>(). <text:s/>Like the others, defaults are provided, and errors checked.</text:p>
      <text:p text:style-name="Standard"/>
      <text:p text:style-name="Standard">The method <text:span text:style-name="T1">createDataReader</text:span>() is slightliy different. <text:s/>It accepts a listener argument, because our example uses a <text:span text:style-name="T4">DataReaderListener</text:span>.</text:p>
      <text:p text:style-name="Standard"/>
      <text:p text:style-name="Standard">DDS::DataReader_var </text:p>
      <text:p text:style-name="Standard">createDataReader( </text:p>
      <text:p text:style-name="Standard"><text:soft-page-break/><text:s text:c="2"/>DDS::Subscriber_var subscriber, </text:p>
      <text:p text:style-name="Standard"><text:s text:c="2"/>DDS::Topic_var topic, </text:p>
      <text:p text:style-name="Standard"><text:s text:c="2"/>DDS::DataReaderListener_var listener) </text:p>
      <text:p text:style-name="Standard">{ </text:p>
      <text:p text:style-name="Standard"><text:s text:c="2"/>// Create DataReader </text:p>
      <text:p text:style-name="Standard"><text:s text:c="2"/>DDS::DataReader_var reader = </text:p>
      <text:p text:style-name="Standard"><text:s text:c="4"/>subscriber-&gt;create_datareader(topic, </text:p>
      <text:p text:style-name="Standard"><text:s text:c="34"/>DATAREADER_QOS_DEFAULT, </text:p>
      <text:p text:style-name="Standard"><text:s text:c="34"/>listener, </text:p>
      <text:p text:style-name="Standard"><text:s text:c="34"/>OpenDDS::DCPS::DEFAULT_STATUS_MASK); </text:p>
      <text:p text:style-name="Standard"/>
      <text:p text:style-name="Standard"><text:s text:c="2"/>// Check for failure </text:p>
      <text:p text:style-name="Standard"><text:s text:c="2"/>if (!reader) { </text:p>
      <text:p text:style-name="Standard"><text:s text:c="4"/>throw std::string("failed to create data reader"); </text:p>
      <text:p text:style-name="Standard"><text:s text:c="2"/>} </text:p>
      <text:p text:style-name="Standard"/>
      <text:p text:style-name="Standard"><text:s text:c="2"/>return reader; </text:p>
      <text:p text:style-name="Standard">} </text:p>
      <text:p text:style-name="Standard"/>
      <text:p text:style-name="Standard">That listener is passed to <text:span text:style-name="T1">create_datareader</text:span>(), with default Qos and status masks, and the return code checked as usual.</text:p>
      <text:p text:style-name="Standard"/>
      <text:p text:style-name="Standard">Four <text:span text:style-name="T1">narrow</text:span>() methods are in <text:span text:style-name="T6">B</text:span>oilerplate.cpp – one for <text:span text:style-name="T4">MessageDataWriter </text:span>and one for <text:span text:style-name="T4">MessageDataReader</text:span>. <text:s/>Recall that <text:span text:style-name="T1">narrow</text:span>() is a type-safe downcast. <text:s/>Overloads are provided accepting _var and _ptr versions of the method. <text:s/>This is necessary because if a non-var pointer is passed as a var argument, the object can be accidentally cleaned up. <text:s/>In some of our cases, we have non-var <text:span text:style-name="T4">DataReaders </text:span>and <text:span text:style-name="T4">DataWriters </text:span>to narrow, so this overloading is necessary.</text:p>
      <text:p text:style-name="Standard"/>
      <text:p text:style-name="Standard">Each <text:span text:style-name="T1">narrow</text:span>() method invokes the <text:span text:style-name="T1">_narrow</text:span>() method on the object, and saves the result in a type-specific <text:span text:style-name="T7">MessageDataWriter </text:span>or <text:span text:style-name="T7">MessageDataReader</text:span>:</text:p>
      <text:p text:style-name="Standard"/>
      <text:p text:style-name="Standard"><text:span text:style-name="Source_20_Text">135 Messenger::MessageDataWriter_var </text:span></text:p>
      <text:p text:style-name="Standard"><text:span text:style-name="Source_20_Text">136 narrow(DDS::DataWriter_var writer) </text:span></text:p>
      <text:p text:style-name="Standard"><text:span text:style-name="Source_20_Text">137 { </text:span></text:p>
      <text:p text:style-name="Standard"><text:span text:style-name="Source_20_Text">138 <text:s text:c="2"/>// Safe cast to type-specific data writer </text:span></text:p>
      <text:p text:style-name="Standard"><text:span text:style-name="Source_20_Text">139 <text:s text:c="2"/>Messenger::MessageDataWriter_var message_writer = </text:span></text:p>
      <text:p text:style-name="Standard"><text:span text:style-name="Source_20_Text">140 <text:s text:c="4"/>Messenger::MessageDataWriter::_narrow(writer); </text:span></text:p>
      <text:p text:style-name="Standard"><text:span text:style-name="Source_20_Text">141 </text:span></text:p>
      <text:p text:style-name="Standard"><text:span text:style-name="Source_20_Text">142 <text:s text:c="2"/>// Check for failure </text:span></text:p>
      <text:p text:style-name="Standard"><text:span text:style-name="Source_20_Text">143 <text:s text:c="2"/>if (!message_writer) { </text:span></text:p>
      <text:p text:style-name="Standard"><text:span text:style-name="Source_20_Text">144 <text:s text:c="4"/>throw std::string("failed to narrow data writer"); </text:span></text:p>
      <text:p text:style-name="Standard"><text:span text:style-name="Source_20_Text">145 <text:s text:c="2"/>} </text:span></text:p>
      <text:p text:style-name="Standard"><text:span text:style-name="Source_20_Text">146 </text:span></text:p>
      <text:p text:style-name="Standard"><text:span text:style-name="Source_20_Text">147 <text:s text:c="2"/>return message_writer; </text:span></text:p>
      <text:p text:style-name="Standard"><text:span text:style-name="Source_20_Text">148 } </text:span></text:p>
      <text:p text:style-name="Standard"><text:span text:style-name="Source_20_Text">149 </text:span></text:p>
      <text:p text:style-name="Standard"><text:span text:style-name="Source_20_Text">150 Messenger::MessageDataReader_var </text:span></text:p>
      <text:p text:style-name="Standard"><text:span text:style-name="Source_20_Text">151 narrow(DDS::DataReader_var reader) </text:span></text:p>
      <text:p text:style-name="Standard"><text:span text:style-name="Source_20_Text">152 { </text:span></text:p>
      <text:p text:style-name="Standard"><text:span text:style-name="Source_20_Text">153 <text:s text:c="2"/>// Safe cast to type-specific data reader </text:span></text:p>
      <text:p text:style-name="Standard"><text:soft-page-break/><text:span text:style-name="Source_20_Text">154 <text:s text:c="2"/>Messenger::MessageDataReader_var message_reader = </text:span></text:p>
      <text:p text:style-name="Standard"><text:span text:style-name="Source_20_Text">155 <text:s text:c="4"/>Messenger::MessageDataReader::_narrow(reader); </text:span></text:p>
      <text:p text:style-name="Standard"><text:span text:style-name="Source_20_Text">156 </text:span></text:p>
      <text:p text:style-name="Standard"><text:span text:style-name="Source_20_Text">157 <text:s text:c="2"/>// Check for failure </text:span></text:p>
      <text:p text:style-name="Standard"><text:span text:style-name="Source_20_Text">158 <text:s text:c="2"/>if (!message_reader) { </text:span></text:p>
      <text:p text:style-name="Standard"><text:span text:style-name="Source_20_Text">159 <text:s text:c="4"/>throw std::string("failed to narrow data reader"); </text:span></text:p>
      <text:p text:style-name="Standard"><text:span text:style-name="Source_20_Text">160 <text:s text:c="2"/>} </text:span></text:p>
      <text:p text:style-name="Standard"><text:span text:style-name="Source_20_Text">161 </text:span></text:p>
      <text:p text:style-name="Standard"><text:span text:style-name="Source_20_Text">162 <text:s text:c="2"/>return message_reader; </text:span></text:p>
      <text:p text:style-name="Standard"><text:span text:style-name="Source_20_Text">163 } </text:span></text:p>
      <text:p text:style-name="Standard"><text:span text:style-name="Source_20_Text">164 </text:span></text:p>
      <text:p text:style-name="Standard"><text:span text:style-name="Source_20_Text">165 Messenger::MessageDataWriter_var </text:span></text:p>
      <text:p text:style-name="Standard"><text:span text:style-name="Source_20_Text">166 narrow(DDS::DataWriter_ptr writer) </text:span></text:p>
      <text:p text:style-name="Standard"><text:span text:style-name="Source_20_Text">167 { </text:span></text:p>
      <text:p text:style-name="Standard"><text:span text:style-name="Source_20_Text">168 <text:s text:c="2"/>// Safe cast to type-specific data writer </text:span></text:p>
      <text:p text:style-name="Standard"><text:span text:style-name="Source_20_Text">169 <text:s text:c="2"/>Messenger::MessageDataWriter_var message_writer = </text:span></text:p>
      <text:p text:style-name="Standard"><text:span text:style-name="Source_20_Text">170 <text:s text:c="4"/>Messenger::MessageDataWriter::_narrow(writer); </text:span></text:p>
      <text:p text:style-name="Standard"><text:span text:style-name="Source_20_Text">171 </text:span></text:p>
      <text:p text:style-name="Standard"><text:span text:style-name="Source_20_Text">172 <text:s text:c="2"/>// Check for failure </text:span></text:p>
      <text:p text:style-name="Standard"><text:span text:style-name="Source_20_Text">173 <text:s text:c="2"/>if (!message_writer) { </text:span></text:p>
      <text:p text:style-name="Standard"><text:span text:style-name="Source_20_Text">174 <text:s text:c="4"/>throw std::string("failed to narrow data writer"); </text:span></text:p>
      <text:p text:style-name="Standard"><text:span text:style-name="Source_20_Text">175 <text:s text:c="2"/>} </text:span></text:p>
      <text:p text:style-name="Standard"><text:span text:style-name="Source_20_Text">176 </text:span></text:p>
      <text:p text:style-name="Standard"><text:span text:style-name="Source_20_Text">177 <text:s text:c="2"/>return message_writer; </text:span></text:p>
      <text:p text:style-name="Standard"><text:span text:style-name="Source_20_Text">178 } </text:span></text:p>
      <text:p text:style-name="Standard"><text:span text:style-name="Source_20_Text">179 </text:span></text:p>
      <text:p text:style-name="Standard"><text:span text:style-name="Source_20_Text">180 Messenger::MessageDataReader_var </text:span></text:p>
      <text:p text:style-name="Standard"><text:span text:style-name="Source_20_Text">181 narrow(DDS::DataReader_ptr reader) </text:span></text:p>
      <text:p text:style-name="Standard"><text:span text:style-name="Source_20_Text">182 { </text:span></text:p>
      <text:p text:style-name="Standard"><text:span text:style-name="Source_20_Text">183 <text:s text:c="2"/>// Safe cast to type-specific data reader </text:span></text:p>
      <text:p text:style-name="Standard"><text:span text:style-name="Source_20_Text">184 <text:s text:c="2"/>Messenger::MessageDataReader_var message_reader = </text:span></text:p>
      <text:p text:style-name="Standard"><text:span text:style-name="Source_20_Text">185 <text:s text:c="4"/>Messenger::MessageDataReader::_narrow(reader); </text:span></text:p>
      <text:p text:style-name="Standard"><text:span text:style-name="Source_20_Text">186 </text:span></text:p>
      <text:p text:style-name="Standard"><text:span text:style-name="Source_20_Text">187 <text:s text:c="2"/>// Check for failure </text:span></text:p>
      <text:p text:style-name="Standard"><text:span text:style-name="Source_20_Text">188 <text:s text:c="2"/>if (!message_reader) { </text:span></text:p>
      <text:p text:style-name="Standard"><text:span text:style-name="Source_20_Text">189 <text:s text:c="4"/>throw std::string("failed to narrow data reader"); </text:span></text:p>
      <text:p text:style-name="Standard"><text:span text:style-name="Source_20_Text">190 <text:s text:c="2"/>} </text:span></text:p>
      <text:p text:style-name="Standard"><text:span text:style-name="Source_20_Text">191 </text:span></text:p>
      <text:p text:style-name="Standard"><text:span text:style-name="Source_20_Text">192 <text:s text:c="2"/>return message_reader; </text:span></text:p>
      <text:p text:style-name="Standard"><text:span text:style-name="Source_20_Text">193 } </text:span></text:p>
      <text:p text:style-name="Standard"><text:span text:style-name="Source_20_Text"/></text:p>
      <text:p text:style-name="Standard">Finally there is the cleanup method, which tells a participant to clean up its contained objects prior to deleting itself and shutting down:</text:p>
      <text:p text:style-name="Standard"/>
      <text:p text:style-name="Standard"><text:span text:style-name="Source_20_Text">195 void </text:span></text:p>
      <text:p text:style-name="Standard"><text:span text:style-name="Source_20_Text">196 cleanup( </text:span></text:p>
      <text:p text:style-name="Standard"><text:span text:style-name="Source_20_Text">197 <text:s text:c="2"/>DDS::DomainParticipant_var participant, </text:span></text:p>
      <text:p text:style-name="Standard"><text:span text:style-name="Source_20_Text">198 <text:s text:c="2"/>DDS::DomainParticipantFactory_var dpf) </text:span></text:p>
      <text:p text:style-name="Standard"><text:span text:style-name="Source_20_Text">199 { </text:span></text:p>
      <text:p text:style-name="Standard"><text:span text:style-name="Source_20_Text">200 <text:s text:c="2"/>// Delete any topics, publishers and subscribers owned by participant </text:span></text:p>
      <text:p text:style-name="Standard"><text:span text:style-name="Source_20_Text">201 <text:s text:c="2"/>participant-&gt;delete_contained_entities(); </text:span></text:p>
      <text:p text:style-name="Standard"><text:span text:style-name="Source_20_Text">202 <text:s text:c="2"/>// Delete participant itself </text:span></text:p>
      <text:p text:style-name="Standard"><text:soft-page-break/><text:span text:style-name="Source_20_Text">203 <text:s text:c="2"/>dpf-&gt;delete_participant(participant); </text:span></text:p>
      <text:p text:style-name="Standard"><text:span text:style-name="Source_20_Text">204 <text:s text:c="2"/>// Shut down info repo connection </text:span></text:p>
      <text:p text:style-name="Standard"><text:span text:style-name="Source_20_Text">205 <text:s text:c="2"/>TheServiceParticipant-&gt;shutdown(); </text:span></text:p>
      <text:p text:style-name="Standard"><text:span text:style-name="Source_20_Text">206 } </text:span></text:p>
      <text:h text:style-name="Heading_20_2" text:outline-level="2">Messenger IDL File</text:h>
      <text:p text:style-name="Standard"/>
      <text:p text:style-name="Standard">The IDL file for Messenger describes the Message type. <text:s/>It begins with a module declaration on line 9:</text:p>
      <text:p text:style-name="Standard"/>
      <text:p text:style-name="Standard"><text:span text:style-name="Source_20_Text"><text:s text:c="2"/>9 module Messenger { </text:span></text:p>
      <text:p text:style-name="Standard"><text:span text:style-name="Source_20_Text"/></text:p>
      <text:p text:style-name="Standard">The module declaration creates an IDL module, qualifying type names declared within its scope, in the same way a namespace does to C++ declarations. <text:s/>In fact, the module will translate into a C++ namespace when the IDL is compiled.</text:p>
      <text:p text:style-name="Standard"/>
      <text:p text:style-name="Standard">Next are two pragmas:</text:p>
      <text:p text:style-name="Standard"/>
      <text:p text:style-name="Standard"><text:span text:style-name="Source_20_Text"><text:s/>11 #pragma DCPS_DATA_TYPE "Messenger::Message" </text:span></text:p>
      <text:p text:style-name="Standard"><text:span text:style-name="Source_20_Text"><text:s/>12 #pragma DCPS_DATA_KEY <text:s/>"Messenger::Message subject_id" </text:span></text:p>
      <text:p text:style-name="Standard"><text:span text:style-name="Source_20_Text"/></text:p>
      <text:p text:style-name="Standard">The first pragma declares that the Message type in the Messenger module to be a DCPS data type. <text:s/>This means that additional type support IDL and code will be generated. <text:s/>The second pragma defines the key for the Message samples. <text:s/>The key field or fields indicate to OpenDDS which samples are related to one another. <text:s/>If two samples have identical keys, they are said to be the same <text:span text:style-name="T4">Instance</text:span>. <text:s/>Samples of a new instance are treated differently than those of an existing instance. <text:s/>For one thing, each instance gets its own history buffer, to prevent it from getting overwritten. <text:s/></text:p>
      <text:p text:style-name="Standard"/>
      <text:p text:style-name="Standard">In this case the key is the subject_id field. <text:s/>If you recall, Publisher.cpp updates the subject_id field for every sample published, so each sample is a new DDS <text:span text:style-name="T4">Instance</text:span>.</text:p>
      <text:p text:style-name="Standard"/>
      <text:p text:style-name="Standard">Finally the Message type is defined:</text:p>
      <text:p text:style-name="Standard"/>
      <text:p text:style-name="Standard"><text:span text:style-name="Source_20_Text"><text:s/>14 <text:s text:c="2"/>struct Message { </text:span></text:p>
      <text:p text:style-name="Standard"><text:span text:style-name="Source_20_Text"><text:s/>15 <text:s text:c="4"/>string from; </text:span></text:p>
      <text:p text:style-name="Standard"><text:span text:style-name="Source_20_Text"><text:s/>16 <text:s text:c="4"/>string subject; </text:span></text:p>
      <text:p text:style-name="Standard"><text:span text:style-name="Source_20_Text"><text:s/>17 <text:s text:c="4"/>long subject_id; </text:span></text:p>
      <text:p text:style-name="Standard"><text:span text:style-name="Source_20_Text"><text:s/>18 <text:s text:c="4"/>string text; </text:span></text:p>
      <text:p text:style-name="Standard"><text:span text:style-name="Source_20_Text"><text:s/>19 <text:s text:c="4"/>long <text:s text:c="2"/>count; </text:span></text:p>
      <text:p text:style-name="Standard"><text:span text:style-name="Source_20_Text"><text:s/>20 <text:s text:c="2"/>}; </text:span></text:p>
      <text:p text:style-name="Standard"><text:span text:style-name="Source_20_Text"/></text:p>
      <text:p text:style-name="Standard">The Message type is defined as an IDL struct, with the fields we have seen in the source code. <text:s/>It uses IDL names for types, which are language-independent.</text:p>
      <text:p text:style-name="Standard"/>
      <table:table table:name="Table11" table:style-name="Table11">
        <table:table-column table:style-name="Table11.A"/>
        <table:table-row>
          <table:table-cell table:style-name="Table11.A1" office:value-type="string">
            <text:p text:style-name="P1">Note:</text:p>
            <text:p text:style-name="P3">For more detail about IDL, see the <text:span text:style-name="T1">OMG IDL Specification</text:span> at </text:p>
            <text:p text:style-name="P3"><text:a xlink:type="simple" xlink:href="http://www.omg.org/cgi-bin/doc?formal/02-06-39">http://www.omg.org/cgi-bin/doc?formal/02-06-39</text:a></text:p>
          </table:table-cell>
        </table:table-row>
      </table:table>
      <text:p text:style-name="Standard"/>
      <text:h text:style-name="Heading_20_1" text:outline-level="1"><text:soft-page-break/>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2-01T14:36:40</dc:date>
    <meta:editing-cycles>485</meta:editing-cycles>
    <meta:editing-duration>P1DT9H42M50S</meta:editing-duration>
    <meta:user-defined meta:name="Info 1"/>
    <meta:user-defined meta:name="Info 2"/>
    <meta:user-defined meta:name="Info 3"/>
    <meta:user-defined meta:name="Info 4"/>
    <meta:document-statistic meta:table-count="11" meta:image-count="0" meta:object-count="0" meta:page-count="20" meta:paragraph-count="538" meta:word-count="5579" meta:character-count="37744"/>
  </office:meta>
</office:document-meta>
</file>